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5351b" officeooo:paragraph-rsid="0005351b"/>
    </style:style>
    <style:style style:name="P2" style:family="paragraph" style:parent-style-name="Text_20_body">
      <style:text-properties officeooo:paragraph-rsid="0005351b"/>
    </style:style>
    <style:style style:name="P3" style:family="paragraph" style:parent-style-name="Text_20_body">
      <style:text-properties officeooo:paragraph-rsid="0009d1bf"/>
    </style:style>
    <style:style style:name="P4" style:family="paragraph" style:parent-style-name="Text_20_body">
      <style:text-properties officeooo:rsid="0005351b" officeooo:paragraph-rsid="0009d1bf"/>
    </style:style>
    <style:style style:name="P5" style:family="paragraph" style:parent-style-name="Text_20_body">
      <style:text-properties officeooo:rsid="0005351b" officeooo:paragraph-rsid="0005351b"/>
    </style:style>
    <style:style style:name="P6" style:family="paragraph" style:parent-style-name="Text_20_body">
      <style:text-properties officeooo:rsid="00084c4e" officeooo:paragraph-rsid="00084c4e"/>
    </style:style>
    <style:style style:name="P7" style:family="paragraph" style:parent-style-name="Text_20_body">
      <style:text-properties officeooo:rsid="00089e10" officeooo:paragraph-rsid="00089e10"/>
    </style:style>
    <style:style style:name="P8" style:family="paragraph" style:parent-style-name="Text_20_body">
      <style:text-properties officeooo:rsid="00084c4e" officeooo:paragraph-rsid="00089e10"/>
    </style:style>
    <style:style style:name="P9" style:family="paragraph" style:parent-style-name="Text_20_body">
      <style:text-properties style:font-name="Liberation Serif" officeooo:rsid="00089e10" officeooo:paragraph-rsid="00089e10"/>
    </style:style>
    <style:style style:name="T1" style:family="text">
      <style:text-properties officeooo:rsid="0005351b"/>
    </style:style>
    <style:style style:name="T2" style:family="text">
      <style:text-properties officeooo:rsid="0009d1bf"/>
    </style:style>
    <style:style style:name="T3" style:family="text">
      <style:text-properties officeooo:rsid="000668f7"/>
    </style:style>
    <style:style style:name="T4" style:family="text">
      <style:text-properties style:font-name="Liberation Mono" officeooo:rsid="0005351b"/>
    </style:style>
    <style:style style:name="T5" style:family="text">
      <style:text-properties style:font-name="Liberation Mono"/>
    </style:style>
    <style:style style:name="T6" style:family="text">
      <style:text-properties officeooo:rsid="00089e10"/>
    </style:style>
    <style:style style:name="T7" style:family="text">
      <style:text-properties style:text-position="super 58%"/>
    </style:style>
    <style:style style:name="T8" style:family="text">
      <style:text-properties style:font-name="Liberation Serif" officeooo:rsid="00089e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al Project</text:p>
      <text:h text:style-name="Heading_20_1" text:outline-level="1">Project Goals:</text:h>
      <text:p text:style-name="Text_20_body"><text:tab/><text:span text:style-name="T1">To document competency in python and exhibit proficiency on learned class materials.</text:span></text:p>
      <text:h text:style-name="P1" text:outline-level="1">What did I make:</text:h>
      <text:p text:style-name="P2"><text:tab/><text:span text:style-name="T1">I’ve written from scratch the Backend system for </text:span><text:span text:style-name="T2">a ‘Dungeons and Dragons Character Sheet Generator’</text:span><text:span text:style-name="T1"> I have done so using Python, and Django. Django is a framework for python for streamlining the process of rolling out web applications, I selected Django for this project because it doesn’t do the work for me, like something like streamlit would. All backend logic is written by me </text:span><text:span text:style-name="T3">in python (with some minor assistance from copilot, stackoverflow, and the django official tutorial)</text:span><text:span text:style-name="T1">, with some assistance from MS365 Copilot for learning to embed python calls in HTML and to generate CSS stylesheets which I then modified. I don’t know HTML and CSS, and this class is a Python class, I assumed therefore that this use of AI was acceptable. Additionally, Django tracebacks (delivered on the web-frontend) were given to copilot to help in parsing where my errors were deriving from, as there are so many cross referenced libraries in the django framework that I found it difficult to ‘demystify’ the tracebacks it provided sufficiently to locate my own coding errors. </text:span></text:p>
      <text:h text:style-name="P1" text:outline-level="1">How do you use it?</text:h>
      <text:p text:style-name="P2"><text:tab/><text:span text:style-name="T1">To use this application, since it is not production ready (there are other apps that I will be developing to attach to this project, which is serving as a framework for my personal website [yet to be published]) you will need to enable the django development server.<text:line-break/><text:line-break/>Prerequisites:</text:span></text:p>
      <text:p text:style-name="P2"><text:tab/><text:span text:style-name="T1">Django 5/6</text:span></text:p>
      <text:p text:style-name="P3"><text:tab/><text:tab/><text:span text:style-name="T1">``` </text:span><text:span text:style-name="T4">python -m pip install </text:span><text:span text:style-name="Source_20_Text"><text:span text:style-name="T4">Django==6.0</text:span></text:span><text:span text:style-name="T1">``` </text:span></text:p>
      <text:p text:style-name="P4"><text:tab/><text:tab/><text:tab/>(this may be different depending on your Operating System)</text:p>
      <text:p text:style-name="P2"><text:span text:style-name="T1"><text:tab/> <text:tab/><text:tab/>See: </text:span><text:a xlink:type="simple" xlink:href="https://www.djangoproject.com/download/" text:style-name="Internet_20_link" text:visited-style-name="Visited_20_Internet_20_Link"><text:span text:style-name="T1">https://www.djangoproject.com/download/</text:span></text:a><text:span text:style-name="T1"> </text:span><text:span text:style-name="T2">if you need help</text:span></text:p>
      <text:p text:style-name="P2"><text:tab/><text:span text:style-name="T1">Python 3.11+</text:span></text:p>
      <text:p text:style-name="P2"/>
      <text:p text:style-name="P5">From the `<text:span text:style-name="T5">myblog/</text:span>` directory, run `<text:span text:style-name="T5">python manage.py runserver</text:span>`</text:p>
      <text:p text:style-name="P5">Then, in your web browser of choice, navigate to ‘<text:a xlink:type="simple" xlink:href="http://localhost:8000/blog" text:style-name="Internet_20_link" text:visited-style-name="Visited_20_Internet_20_Link">http://localhost:8000/</text:a><text:span text:style-name="T6">character/’</text:span></text:p>
      <text:p text:style-name="P6">(see next page)</text:p>
      <text:p text:style-name="P6"/>
      <text:p text:style-name="P6"><text:soft-page-break/><text:tab/>Once you’<text:span text:style-name="T6">ve done this, you can</text:span> navigate <text:span text:style-name="T6">the Character Sheet Generator</text:span> as an unauthenticated user. </text:p>
      <text:p text:style-name="P7"><text:tab/>As an unauthenticated user, you can create a Dungeons and Dragons 5<text:span text:style-name="T7">th</text:span> Edition Character and either Print it for use in a real D&amp;D game or publish it on the site for other players to use. </text:p>
      <text:p text:style-name="P6"><text:tab/>When you’re ready to proceed, click `Register` at the top right of the web app. This will take you to the registration page where you may make an account. Passwords are stored as SHA sums, but I still wouldn’t consider this very secure yet so don’t reuse a password from elsewhere.</text:p>
      <text:p text:style-name="P8"><text:tab/>Once finished registering, you may log in and browse as an authenticated user.</text:p>
      <text:p text:style-name="P7"><text:tab/>If you proceed back to the Character Sheet Generator as an authenticated user, you’ll have the option to save your character sheets to your account, making them easier to retrieve in the future. This is especially useful for players who are using the site as their character sheet, because this feature also allows them to edit and overwrite their existing character sheets for inventory management and handling leveling up.</text:p>
      <text:p text:style-name="P8"><text:s/><text:tab/><text:span text:style-name="T8">Additionally, logging in to the site enables other functionality which is not being turned in for credit here, but is neat. For my other programming class I build a blog and authentication system, you just tested the authentication system when you made an account, but now if you want you can check out the blog! Logging into the blog as an authenticated user and navigating to a post allows you to leave a comment, participating in the conversation! You’ll notice however, there is no way to make a new post! What gives? </text:span></text:p>
      <text:p text:style-name="P9"><text:tab/>This is a blog, not a message board, only the owner (or other site admins) can make blog posts. If you want to try out this functionality, you’ll wanna head back to your terminal and kill the running server. Once you’ve killed the server with ‘ctrl+c’ or ‘ctrl+d’ (whichever your operating system wants), type into your terminal</text:p>
      <text:p text:style-name="P9"><text:tab/><text:span text:style-name="T5">```python manage.py createsuperuser```</text:span></text:p>
      <text:p text:style-name="P6"><text:tab/>Follow the prompts, then start the server again and head back to the website. Log in with your new Superuser credentials and you’ll find a new button at the top right of the page allowing you to make a post. Thanks to the tinyMCE plugin for django and python, this text box actually supports HTML style markup. You can embed whatever you’d like here using html &lt;embed&gt; tags or use any other type of html injection you’d like, since the page is admin only it is considered to be safe to leave the input fully unsanitized.</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7T13:03:40.837760075</meta:creation-date>
    <dc:date>2025-12-08T18:55:41.521367009</dc:date>
    <meta:editing-duration>PT17M25S</meta:editing-duration>
    <meta:editing-cycles>3</meta:editing-cycles>
    <meta:generator>LibreOffice/25.8.3.2$Linux_X86_64 LibreOffice_project/580$Build-2</meta:generator>
    <meta:document-statistic meta:table-count="0" meta:image-count="0" meta:object-count="0" meta:page-count="2" meta:paragraph-count="24" meta:word-count="726" meta:character-count="4334" meta:non-whitespace-character-count="3602"/>
  </office:meta>
</office:document-meta>
</file>